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10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3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1.929cm"/>
      <style:paragraph-properties style:writing-mode="lr-tb"/>
    </style:style>
    <style:style style:name="pr5" style:family="presentation" style:parent-style-name="Midnightblue-notes">
      <style:graphic-properties draw:fill-color="#ffffff" fo:min-height="13.363cm"/>
      <style:paragraph-properties style:writing-mode="lr-tb"/>
    </style:style>
    <style:style style:name="pr6" style:family="presentation" style:parent-style-name="Midnightblue-title">
      <style:graphic-properties fo:min-height="3.506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3cm"/>
      <style:paragraph-properties style:writing-mode="lr-tb"/>
    </style:style>
    <style:style style:name="pr8" style:family="presentation" style:parent-style-name="Midnightblue_5f_-title">
      <style:graphic-properties fo:min-height="3.506cm"/>
      <style:paragraph-properties style:writing-mode="lr-tb"/>
    </style:style>
    <style:style style:name="pr9" style:family="presentation" style:parent-style-name="Midnightblue_5f_-outline1">
      <style:graphic-properties fo:min-height="11.929cm"/>
      <style:paragraph-properties style:writing-mode="lr-tb"/>
    </style:style>
    <style:style style:name="pr10" style:family="presentation" style:parent-style-name="Midnightblue_5f_-notes">
      <style:graphic-properties draw:fill-color="#ffffff" draw:auto-grow-height="true" fo:min-height="13.363cm"/>
      <style:paragraph-properties style:writing-mode="lr-tb"/>
    </style:style>
    <style:style style:name="pr11" style:family="presentation" style:parent-style-name="Midnightblue_5f_-outline1">
      <style:graphic-properties draw:fit-to-size="false" style:shrink-to-fit="true" fo:min-height="11.929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7.8999996185303pt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font-size="32pt" fo:font-style="normal" style:font-size-asian="28pt" style:font-style-asian="normal" style:font-size-complex="32pt" style:font-style-complex="normal"/>
    </style:style>
    <style:style style:name="T4" style:family="text">
      <style:text-properties fo:font-size="28pt" fo:font-style="normal" style:font-size-asian="26pt" style:font-style-asian="normal" style:font-size-complex="28pt" style:font-style-complex="normal"/>
    </style:style>
    <style:style style:name="T5" style:family="text">
      <style:text-properties fo:font-weight="bold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draw:frame presentation:style-name="pr1" draw:text-style-name="P1" draw:layer="layout" svg:width="25.199cm" svg:height="10cm" svg:x="1.4cm" svg:y="5.2cm" presentation:class="title" presentation:user-transformed="true">
          <draw:text-box>
            <text:p><text:span text:style-name="T1">Collaborative testing</text:span></text:p>
          </draw:text-box>
        </draw:frame>
        <draw:frame draw:style-name="gr1" draw:text-style-name="P2" draw:layer="layout" svg:width="5.709cm" svg:height="0.962cm" svg:x="21.891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7cm" svg:height="11.136cm" svg:x="0.598cm" svg:y="2.255cm" draw:page-number="1" presentation:class="page"/>
          <draw:frame presentation:style-name="pr2" draw:text-style-name="P3" draw:layer="layout" svg:width="16.799cm" svg:height="13.363cm" svg:x="2.099cm" svg:y="14.105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Software workflow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ceability</text:p>
                <text:list>
                  <text:list-item>
                    <text:p>Git</text:p>
                  </text:list-item>
                  <text:list-item>
                    <text:p>Merge request</text:p>
                  </text:list-item>
                </text:list>
              </text:list-item>
              <text:list-item>
                <text:p>Reproducibility</text:p>
                <text:list>
                  <text:list-item>
                    <text:p>CI / pipeline</text:p>
                  </text:list-item>
                  <text:list-item>
                    <text:p>Docker</text:p>
                  </text:list-item>
                  <text:list-item>
                    <text:p>Registry</text:p>
                  </text:list-item>
                  <text:list-item>
                    <text:p>Package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2" presentation:class="page"/>
          <draw:frame presentation:style-name="pr5" draw:text-style-name="P4" draw:layer="layout" svg:width="16.798cm" svg:height="13.363cm" svg:x="2.1cm" svg:y="14.105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2">Creating software: a teamwork</text:span></text:p>
          </draw:text-box>
        </draw:frame>
        <draw:frame presentation:style-name="pr4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>System engineer – project leader</text:p>
                <text:list>
                  <text:list-item>
                    <text:p>Business stuff</text:p>
                  </text:list-item>
                </text:list>
              </text:list-item>
              <text:list-item>
                <text:p><text:span text:style-name="T3">Software</text:span><text:span text:style-name="T4"> engineer</text:span></text:p>
                <text:list>
                  <text:list-item>
                    <text:p><text:span text:style-name="T4">Play with code</text:span></text:p>
                  </text:list-item>
                </text:list>
              </text:list-item>
              <text:list-item>
                <text:p><text:span text:style-name="T4">There is a gap between the 2 worlds, but</text:span></text:p>
                <text:list>
                  <text:list-item>
                    <text:p><text:span text:style-name="T4">Seamlessly going to business deep into code</text:span></text:p>
                  </text:list-item>
                  <text:list-item>
                    <text:p><text:span text:style-name="T4">Building a business model</text:span></text:p>
                  </text:list-item>
                  <text:list-item>
                    <text:p><text:span text:style-name="T4">Finding relevant use cases, that defines software behavior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4cm" svg:y="2.255cm" draw:page-number="3" presentation:class="page"/>
          <draw:frame presentation:style-name="pr7" draw:text-style-name="P3" draw:layer="layout" svg:width="16.799cm" svg:height="13.363cm" svg:x="2.099cm" svg:y="14.105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2">Define testable use cases / user story</text:span></text:p>
          </draw:text-box>
        </draw:frame>
        <draw:frame presentation:style-name="pr9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>Use cases / user story</text:p>
                <text:list>
                  <text:list-item>
                    <text:p>Directly related to:</text:p>
                    <text:list>
                      <text:list-item>
                        <text:p>Software users</text:p>
                      </text:list-item>
                      <text:list-item>
                        <text:p>Business domain</text:p>
                      </text:list-item>
                    </text:list>
                  </text:list-item>
                  <text:list-item>
                    <text:p>Defining inputs and expecting behavior</text:p>
                    <text:list>
                      <text:list-item>
                        <text:p>Allow to write detailed specifications</text:p>
                      </text:list-item>
                      <text:list-item>
                        <text:p>Runnable as code</text:p>
                      </text:list-item>
                    </text:list>
                  </text:list-item>
                </text:list>
              </text:list-item>
              <text:list-item>
                <text:p>Place for developers to work with software client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4" presentation:class="page"/>
          <draw:frame presentation:style-name="pr10" draw:text-style-name="P3" draw:layer="layout" svg:width="16.8cm" svg:height="13.363cm" svg:x="2.098cm" svg:y="14.105cm" presentation:class="notes" presentation:placeholder="true" presentation:user-transformed="true">
            <draw:text-box/>
          </draw:frame>
        </presentation:notes>
        <officeooo:annotation svg:x="0cm" svg:y="0cm">
          <dc:date>2022-03-13T22:49:24</dc:date>
          <text:p>Montrer l’example sous gitlab des issues exprimées sous forme de use case</text:p>
          <text:p><text:span text:style-name="T5"/></text:p>
        </officeooo:annotation>
        <officeooo:annotation svg:x="10.708cm" svg:y="10.833cm">
          <dc:date>2022-03-13T22:51:37</dc:date>
          <text:p>Modèle métier avec les cas d’utilisation fait partie des éléments à tester</text:p>
        </officeooo:annotation>
      </draw:page>
      <draw:page draw:name="page5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2">Usage of software development tool</text:span></text:p>
          </draw:text-box>
        </draw:frame>
        <draw:frame presentation:style-name="pr9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>With specification define a relevant use cases</text:p>
                <text:list>
                  <text:list-item>
                    <text:p>Traceability between specs and tests</text:p>
                  </text:list-item>
                  <text:list-item>
                    <text:p>Project management tool can link issues and tests</text:p>
                  </text:list-item>
                </text:list>
              </text:list-item>
              <text:list-item>
                <text:p>Test framework allows test automation</text:p>
                <text:list>
                  <text:list-item>
                    <text:p>Kind of burn down chart</text:p>
                  </text:list-item>
                </text:list>
                <text:p/>
              </text:list-item>
              <text:list-item>
                <text:p>Involve non programm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5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00:55</dc:date>
          <text:p>Montrer comment tirer profit de gitlab pour la tracabilité des specs vers un pipeline puis vers les tests</text:p>
        </officeooo:annotation>
        <officeooo:annotation svg:x="13.679cm" svg:y="13.105cm">
          <dc:date>2022-03-13T22:58:27</dc:date>
          <text:p>Définir tous les tests d’un sprint</text:p>
          <text:p>Passer en IGNORE, puis OK au fur et à mesure de l’avancement</text:p>
        </officeooo:annotation>
      </draw:page>
      <draw:page draw:name="page6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2">Work with agile methods</text:span></text:p>
          </draw:text-box>
        </draw:frame>
        <draw:frame presentation:style-name="pr9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 text:style-name="P5">3 Cs</text:p>
                <text:list>
                  <text:list-item>
                    <text:p text:style-name="P5">Card</text:p>
                  </text:list-item>
                  <text:list-item>
                    <text:p text:style-name="P5">Conversation</text:p>
                  </text:list-item>
                  <text:list-item>
                    <text:p text:style-name="P5">Confirmation</text:p>
                  </text:list-item>
                </text:list>
              </text:list-item>
              <text:list-item>
                <text:p text:style-name="P5">Confirm done by test</text:p>
                <text:list>
                  <text:list-item>
                    <text:p text:style-name="P5">User story / use case</text:p>
                  </text:list-item>
                  <text:list-item>
                    <text:p text:style-name="P5">Acceptanc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6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04:36</dc:date>
          <text:p>Montrer comment l’usage des tests peut s’inscrire dans le management agile</text:p>
        </officeooo:annotation>
      </draw:page>
      <draw:page draw:name="page7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2">DSL (Domain Specific Language)</text:span></text:p>
          </draw:text-box>
        </draw:frame>
        <draw:frame presentation:style-name="pr9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>Dedicated programming language for a narrow purpose (still executable)</text:p>
                <text:list>
                  <text:list-item>
                    <text:p>Very simple</text:p>
                  </text:list-item>
                  <text:list-item>
                    <text:p>No structure control necessarily (not Turing complete)</text:p>
                  </text:list-item>
                </text:list>
              </text:list-item>
              <text:list-item>
                <text:p>External DSL</text:p>
                <text:list>
                  <text:list-item>
                    <text:p>More freedom with syntax</text:p>
                  </text:list-item>
                  <text:list-item>
                    <text:p>Need some tools to create it or work for a parser</text:p>
                  </text:list-item>
                </text:list>
              </text:list-item>
              <text:list-item>
                <text:p>Internal DSL</text:p>
                <text:list>
                  <text:list-item>
                    <text:p>No barrier with the base language</text:p>
                  </text:list-item>
                  <text:list-item>
                    <text:p>Fluent interfac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4cm" svg:y="2.255cm" draw:page-number="7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2">Readable tests</text:span></text:p>
          </draw:text-box>
        </draw:frame>
        <draw:frame presentation:style-name="pr9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 text:style-name="P5">Acceptance tests as a mirror of use cases</text:p>
                <text:list>
                  <text:list-item>
                    <text:p text:style-name="P5">Should be easily readable by non-programmers</text:p>
                  </text:list-item>
                </text:list>
              </text:list-item>
              <text:list-item>
                <text:p text:style-name="P5">Kind of repetition</text:p>
                <text:list>
                  <text:list-item>
                    <text:p text:style-name="P5">Hard to maint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8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13T23:11:27</dc:date>
          <text:p>Montrer comment les tests sont le prolongement de</text:p>
          <text:p>- la spec</text:p>
          <text:p>- des use cases</text:p>
          <text:p>- l’entrée dans le code</text:p>
          <text:p/>
        </officeooo:annotation>
      </draw:page>
      <draw:page draw:name="page9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 text:style-name="P7"><text:span text:style-name="T2">Next objective</text:span></text:p>
          </draw:text-box>
        </draw:frame>
        <draw:frame presentation:style-name="pr9" draw:text-style-name="P5" draw:layer="layout" svg:width="25.4cm" svg:height="14cm" svg:x="1cm" svg:y="5.5cm" presentation:class="outline" presentation:user-transformed="true">
          <draw:text-box>
            <text:list text:style-name="L2">
              <text:list-item>
                <text:p>Writing code that permit use case testing</text:p>
              </text:list-item>
              <text:list-item>
                <text:p>Writing non software people readable tests</text:p>
                <text:p/>
              </text:list-item>
              <text:list-item>
                <text:p>Writing testable code is not easy</text:p>
                <text:list>
                  <text:list-item>
                    <text:p>Without appropriate knowledge, it could lead to test 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9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23.182cm" svg:y="17.009cm">
          <dc:date>2022-03-20T17:37:22</dc:date>
          <text:p>Spoil:</text:p>
          <text:p>- Changer GUI sans toucher un ligne de fichier contenant du code métier</text:p>
          <text:p>- Appel au contructeur interdit dans du code métier</text:p>
          <text:p>- Code constructeur : {}</text:p>
          <text:p>- Code SOLID</text:p>
          <text:p>- Design pattern: simple et naturel</text:p>
          <text:p>- Assignement interdit</text:p>
          <text:p>- Boucle for: bad practice</text:p>
        </officeooo:annotation>
      </draw:page>
      <draw:page draw:name="page10" draw:style-name="dp1" draw:master-page-name="Midnightblue_5f_" presentation:presentation-page-layout-name="AL2T1"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 text:style-name="P7"><text:span text:style-name="T2">Reference</text:span></text:p>
          </draw:text-box>
        </draw:frame>
        <draw:frame presentation:style-name="pr11" draw:text-style-name="P5" draw:layer="layout" svg:width="25.4cm" svg:height="14.1cm" svg:x="1cm" svg:y="5.5cm" presentation:class="outline" presentation:user-transformed="true">
          <draw:text-box>
            <text:list text:style-name="L2">
              <text:list-item>
                <text:p><text:span text:style-name="T6">Object-Oriented Software Engineering: A Use Case Driven Approach - Ivar Jacobson</text:span></text:p>
              </text:list-item>
              <text:list-item>
                <text:p><text:span text:style-name="T6">Extreme Programming Explained – Kent Beck</text:span></text:p>
              </text:list-item>
              <text:list-item>
                <text:p><text:span text:style-name="T6"><text:a xlink:href="https://www.martinfowler.com/articles/languageWorkbench.html" xlink:type="simple">https://www.martinfowler.com/articles/languageWorkbench.html</text:a></text:span></text:p>
              </text:list-item>
              <text:list-item>
                <text:p><text:span text:style-name="T6"><text:a xlink:href="https://martinfowler.com/bliki/SyntacticNoise.html" xlink:type="simple">https://martinfowler.com/bliki/SyntacticNoise.html</text:a></text:span></text:p>
              </text:list-item>
              <text:list-item>
                <text:p><text:span text:style-name="T6"><text:a xlink:href="https://martinfowler.com/books/dsl.html" xlink:type="simple">https://martinfowler.com/books/dsl.html</text:a></text:span></text:p>
              </text:list-item>
              <text:list-item>
                <text:p><text:span text:style-name="T6"><text:a xlink:href="https://www.martinfowler.com/bliki/FluentInterface.html" xlink:type="simple">https://www.martinfowler.com/bliki/FluentInterface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4cm" svg:y="2.255cm" draw:page-number="10" presentation:class="page"/>
          <draw:frame presentation:style-name="pr10" draw:text-style-name="P3" draw:layer="layout" svg:width="16.799cm" svg:height="13.363cm" svg:x="2.099cm" svg:y="14.105cm" presentation:class="notes" presentation:placeholder="true">
            <draw:text-box/>
          </draw:frame>
        </presentation:notes>
        <officeooo:annotation svg:x="0cm" svg:y="0cm">
          <dc:date>2022-03-20T18:00:58</dc:date>
          <text:p text:style-name="P8"><text:span text:style-name="T7"><text:a xlink:href="https://fr.wikipedia.org/wiki/Récit_utilisateur" xlink:type="simple">https://fr.wikipedia.org/wiki/R%C3%A9cit_utilisateur</text:a></text:span>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20.77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11" style:family="paragraph">
      <style:paragraph-properties fo:text-align="center" style:writing-mode="lr-tb"/>
      <style:text-properties fo:color="#ffffff" loext:opacity="100%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3" style:family="paragraph">
      <style:paragraph-properties fo:text-align="end" style:writing-mode="lr-tb"/>
      <style:text-properties fo:color="#ffffff" loext:opacity="10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loext:opacity="0%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27" style:family="paragraph">
      <style:paragraph-properties fo:text-align="end" style:writing-mode="lr-tb"/>
      <style:text-properties style:use-window-font-color="true" loext:opacity="0%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loext:opacity="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7cm" svg:height="11.136cm" svg:x="0.598cm" svg:y="2.255cm" presentation:class="page"/>
        <draw:frame presentation:style-name="Standard-notes" draw:layer="backgroundobjects" svg:width="16.8cm" svg:height="13.363cm" svg:x="2.098cm" svg:y="14.105cm" presentation:class="notes" presentation:placeholder="true">
          <draw:text-box/>
        </draw:frame>
        <draw:frame presentation:style-name="Mpr2" draw:text-style-name="MP2" draw:layer="backgroundobjects" svg:width="9.114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4cm" svg:height="1.483cm" svg:x="11.88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4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4cm" svg:height="1.483cm" svg:x="11.884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draw:style-name="Mgr4" draw:text-style-name="MP8" draw:layer="backgroundobjects" svg:width="14.599cm" svg:height="21.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7cm" svg:height="11.136cm" svg:x="0.598cm" svg:y="2.255cm" presentation:class="page"/>
        <draw:frame presentation:style-name="Classy_5f_Red-notes" draw:layer="backgroundobjects" svg:width="16.798cm" svg:height="13.363cm" svg:x="2.1cm" svg:y="14.105cm" presentation:class="notes" presentation:placeholder="true">
          <draw:text-box/>
        </draw:frame>
        <draw:frame presentation:style-name="Mpr6" draw:text-style-name="MP16" draw:layer="backgroundobjects" svg:width="9.114cm" svg:height="1.483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114cm" svg:height="1.483cm" svg:x="11.884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114cm" svg:height="1.483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114cm" svg:height="1.483cm" svg:x="11.884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4cm" svg:y="2.255cm" presentation:class="page"/>
        <draw:frame presentation:style-name="Midnightblue-notes" draw:layer="backgroundobjects" svg:width="16.798cm" svg:height="13.363cm" svg:x="2.1cm" svg:y="14.105cm" presentation:class="notes" presentation:placeholder="true">
          <draw:text-box/>
        </draw:frame>
        <draw:frame presentation:style-name="Mpr10" draw:text-style-name="MP26" draw:layer="backgroundobjects" svg:width="9.114cm" svg:height="1.483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4cm" svg:height="1.483cm" svg:x="11.884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4cm" svg:height="1.483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4cm" svg:height="1.483cm" svg:x="11.884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4cm" svg:y="2.255cm" presentation:class="page"/>
        <draw:frame presentation:style-name="Midnightblue_5f_-notes" draw:layer="backgroundobjects" svg:width="16.798cm" svg:height="13.363cm" svg:x="2.1cm" svg:y="14.105cm" presentation:class="notes" presentation:placeholder="true">
          <draw:text-box/>
        </draw:frame>
        <draw:frame presentation:style-name="Mpr14" draw:text-style-name="MP26" draw:layer="backgroundobjects" svg:width="9.114cm" svg:height="1.483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114cm" svg:height="1.483cm" svg:x="11.884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114cm" svg:height="1.483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114cm" svg:height="1.483cm" svg:x="11.884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30T22:27:14.858430910</meta:creation-date>
    <dc:date>2022-03-20T18:24:34.600365323</dc:date>
    <meta:editing-duration>PT16H52M18S</meta:editing-duration>
    <meta:editing-cycles>112</meta:editing-cycles>
    <meta:generator>LibreOffice/7.0.4.2$Linux_X86_64 LibreOffice_project/00$Build-2</meta:generator>
    <meta:document-statistic meta:object-count="105"/>
  </office:meta>
</office:document-meta>
</file>